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997" officeooo:paragraph-rsid="00091997"/>
    </style:style>
    <style:style style:name="P2" style:family="paragraph" style:parent-style-name="Standard">
      <style:text-properties officeooo:rsid="000a9e0c"/>
    </style:style>
    <style:style style:name="P3" style:family="paragraph" style:parent-style-name="Standard">
      <style:text-properties officeooo:rsid="000a9e0c" officeooo:paragraph-rsid="000a9e0c"/>
    </style:style>
    <style:style style:name="P4" style:family="paragraph" style:parent-style-name="Standard">
      <style:text-properties officeooo:rsid="000fbeea" officeooo:paragraph-rsid="00133542"/>
    </style:style>
    <style:style style:name="P5" style:family="paragraph" style:parent-style-name="Standard">
      <style:text-properties officeooo:rsid="00133542" officeooo:paragraph-rsid="00133542"/>
    </style:style>
    <style:style style:name="P6" style:family="paragraph" style:parent-style-name="Standard">
      <style:text-properties officeooo:rsid="0013b8fc" officeooo:paragraph-rsid="0013b8fc"/>
    </style:style>
    <style:style style:name="P7" style:family="paragraph" style:parent-style-name="Standard">
      <style:text-properties officeooo:rsid="0014bf2a" officeooo:paragraph-rsid="0014bf2a"/>
    </style:style>
    <style:style style:name="P8" style:family="paragraph" style:parent-style-name="Standard">
      <style:text-properties officeooo:rsid="0015bb0c" officeooo:paragraph-rsid="0015bb0c"/>
    </style:style>
    <style:style style:name="P9" style:family="paragraph" style:parent-style-name="Standard">
      <style:text-properties officeooo:rsid="0016c3ca" officeooo:paragraph-rsid="0016c3ca"/>
    </style:style>
    <style:style style:name="P10" style:family="paragraph" style:parent-style-name="Standard">
      <style:text-properties officeooo:rsid="00188907" officeooo:paragraph-rsid="00188907"/>
    </style:style>
    <style:style style:name="P11" style:family="paragraph" style:parent-style-name="Standard">
      <style:text-properties officeooo:rsid="0018e61e" officeooo:paragraph-rsid="0018e61e"/>
    </style:style>
    <style:style style:name="T1" style:family="text">
      <style:text-properties fo:font-style="italic"/>
    </style:style>
    <style:style style:name="T2" style:family="text">
      <style:text-properties officeooo:rsid="001173d3"/>
    </style:style>
    <style:style style:name="T3" style:family="text">
      <style:text-properties officeooo:rsid="001335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arxiv.org/abs/1810.12186" text:style-name="Internet_20_link" text:visited-style-name="Visited_20_Internet_20_Link">https://arxiv.org/abs/1810.12186</text:a></text:p>
      <text:p text:style-name="Standard">DeepSphere: Efficient spherical Convolutional Neural Network with HEALPix sampling for cosmological applications</text:p>
      <text:p text:style-name="P1">code is here:https://github.com/SwissDataScienceCenter/DeepSphere/blob/master/deepsphere/models.py</text:p>
      <text:p text:style-name="Standard">“Most of the code is based on <text:a xlink:type="simple" xlink:href="https://github.com/mdeff/cnn_graph/" text:style-name="Internet_20_link" text:visited-style-name="Visited_20_Internet_20_Link">https://github.com/mdeff/cnn_graph/</text:a>.”</text:p>
      <text:p text:style-name="Standard"/>
      <text:p text:style-name="Standard"/>
      <text:p text:style-name="Standard">http://www.cvlibs.net/publications/Coors2018ECCV.pdf</text:p>
      <text:p text:style-name="Standard"/>
      <text:p text:style-name="P2"/>
      <text:p text:style-name="P3"/>
      <text:p text:style-name="P3"/>
      <text:p text:style-name="P3"/>
      <text:p text:style-name="P3"><text:a xlink:type="simple" xlink:href="https://agupubs.onlinelibrary.wiley.com/doi/epdf/10.1029/2019MS001705" text:style-name="Internet_20_link" text:visited-style-name="Visited_20_Internet_20_Link">https://agupubs.onlinelibrary.wiley.com/doi/epdf/10.1029/2019MS001705</text:a></text:p>
      <text:p text:style-name="P3">Weyn, J. A., Durran, D. R., &amp; Caruana, R. ( 2019). Can machines learn to predict weather? Using deep learning to predict gridded 500‐hPa geopotential height from historical weather data. <text:span text:style-name="T1">Journal of Advances in Modeling Earth Systems</text:span>, 11. <text:a xlink:type="simple" xlink:href="https://doi.org/10.1029/2019MS001705" text:style-name="Internet_20_link" text:visited-style-name="Visited_20_Internet_20_Link">https://doi.org/10.1029/2019MS001705</text:a> </text:p>
      <text:p text:style-name="P3"/>
      <text:p text:style-name="P3"/>
      <text:p text:style-name="P4">use CNNs to predict <text:span text:style-name="T3">CFS.</text:span> 500hPa gepoot, 6 hourly data, make consecutive 6h forecasts, test different architectures, 2.5x2.5 degrees rsolution. <text:span text:style-name="T2">One input consists of 2 timesteps (worked much better than onl 1 timestep, did not try out more timesteps).</text:span></text:p>
      <text:p text:style-name="P5">Partly also trained on 300-700 hPa thickness</text:p>
      <text:p text:style-name="P5">only northern hemisphere</text:p>
      <text:p text:style-name="P6">also tested a special layer with convolution for every latitude row (ROW)</text:p>
      <text:p text:style-name="P7">tried: standard CNN ,LSTM</text:p>
      <text:p text:style-name="P8">best: LSTM including thickness variable.</text:p>
      <text:p text:style-name="P8">Only z500 performed same as z300+z500+z700 (without thickness)</text:p>
      <text:p text:style-name="P9">use tanh activation</text:p>
      <text:p text:style-name="P9"/>
      <text:p text:style-name="P9"/>
      <text:p text:style-name="P9"/>
      <text:p text:style-name="P9">https://arxiv.org/pdf/1903.10274.pdf</text:p>
      <text:p text:style-name="P10">they use CNNs to get precipitation from z500 fields only (real time, not forecast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Scher</meta:initial-creator>
    <meta:creation-date>2019-03-15T17:38:59.838639323</meta:creation-date>
    <dc:date>2019-09-30T11:54:47.049024569</dc:date>
    <dc:creator>Sebastian Scher</dc:creator>
    <meta:editing-duration>P2DT17H30M21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61" meta:character-count="1360" meta:non-whitespace-character-count="1215"/>
  </office:meta>
</office:document-meta>
</file>